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List_20_Paragraph" style:list-style-name="WWNum1">
      <style:paragraph-properties fo:text-align="center" style:justify-single-word="false"/>
    </style:style>
    <style:style style:name="P3" style:family="paragraph" style:parent-style-name="List_20_Paragraph" style:list-style-name="WWNum3">
      <style:paragraph-properties fo:margin-left="0.199cm" fo:margin-right="0cm" style:line-height-at-least="0cm" fo:text-indent="-0.635cm" style:auto-text-indent="false"/>
    </style:style>
    <style:style style:name="P4" style:family="paragraph" style:parent-style-name="List_20_Paragraph">
      <style:paragraph-properties fo:margin-left="0.199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5" style:family="paragraph" style:parent-style-name="List_20_Paragraph">
      <style:paragraph-properties fo:margin-left="0.199cm" fo:margin-right="0cm" style:line-height-at-least="0cm" fo:text-indent="0cm" style:auto-text-indent="false"/>
    </style:style>
    <style:style style:name="P6" style:family="paragraph" style:parent-style-name="List_20_Paragraph">
      <style:paragraph-properties fo:margin-left="0.199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7" style:family="paragraph" style:parent-style-name="List_20_Paragraph">
      <style:paragraph-properties fo:margin-left="0.199cm" fo:margin-right="0cm" style:line-height-at-least="0cm" fo:text-indent="1.05cm" style:auto-text-indent="false"/>
    </style:style>
    <style:style style:name="P8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9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10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11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12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13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14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1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16" style:family="paragraph" style:parent-style-name="Standard">
      <style:paragraph-properties style:line-height-at-least="0cm"/>
    </style:style>
    <style:style style:name="P17" style:family="paragraph" style:parent-style-name="Standard">
      <style:paragraph-properties style:line-height-at-least="0cm" fo:text-align="end" style:justify-single-word="false"/>
      <style:text-properties officeooo:paragraph-rsid="001a847d"/>
    </style:style>
    <style:style style:name="P18" style:family="paragraph" style:parent-style-name="Standard">
      <style:paragraph-properties style:line-height-at-least="0cm" fo:text-align="center" style:justify-single-word="false"/>
    </style:style>
    <style:style style:name="P19" style:family="paragraph" style:parent-style-name="Standard">
      <style:paragraph-properties style:line-height-at-least="0cm"/>
      <style:text-properties officeooo:paragraph-rsid="001ded43"/>
    </style:style>
    <style:style style:name="P20" style:family="paragraph" style:parent-style-name="Standard">
      <style:paragraph-properties style:line-height-at-least="0cm"/>
      <style:text-properties officeooo:paragraph-rsid="00207ce5"/>
    </style:style>
    <style:style style:name="P21" style:family="paragraph" style:parent-style-name="Standard">
      <style:paragraph-properties style:line-height-at-least="0cm"/>
      <style:text-properties style:font-name="Arial" fo:font-size="12pt" style:font-name-asian="Times New Roman1" style:font-size-asian="12pt" style:font-size-complex="12pt"/>
    </style:style>
    <style:style style:name="P22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23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</style:style>
    <style:style style:name="P24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  <style:text-properties officeooo:paragraph-rsid="001a847d"/>
    </style:style>
    <style:style style:name="P27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1a847d"/>
    </style:style>
    <style:style style:name="P28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rsid="001a847d" officeooo:paragraph-rsid="001a847d"/>
    </style:style>
    <style:style style:name="P29" style:family="paragraph" style:parent-style-name="Standard">
      <style:paragraph-properties fo:margin-left="1.249cm" fo:margin-right="0cm" style:line-height-at-least="0cm" fo:text-indent="0cm" style:auto-text-indent="false"/>
    </style:style>
    <style:style style:name="P30" style:family="paragraph" style:parent-style-name="Standard">
      <style:paragraph-properties fo:margin-left="2.498cm" fo:margin-right="0cm" style:line-height-at-least="0cm" fo:text-indent="0cm" style:auto-text-indent="false"/>
    </style:style>
    <style:style style:name="P31" style:family="paragraph" style:parent-style-name="Standard">
      <style:paragraph-properties fo:margin-left="2.498cm" fo:margin-right="0cm" style:line-height-at-least="0cm" fo:text-indent="1.249cm" style:auto-text-indent="false"/>
    </style:style>
    <style:style style:name="P32" style:family="paragraph" style:parent-style-name="Standard">
      <style:paragraph-properties fo:margin-left="1.249cm" fo:margin-right="0cm" style:line-height-at-least="0cm" fo:text-indent="1.249cm" style:auto-text-indent="false"/>
    </style:style>
    <style:style style:name="P33" style:family="paragraph" style:parent-style-name="Standard">
      <style:paragraph-properties fo:margin-left="0cm" fo:margin-right="0cm" style:line-height-at-least="0cm" fo:text-indent="1.249cm" style:auto-text-indent="false"/>
    </style:style>
    <style:style style:name="P34" style:family="paragraph" style:parent-style-name="Обычный1" style:list-style-name="WWNum1">
      <style:paragraph-properties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3.5pt" style:font-name-asian="Times New Roman1" style:font-size-asian="13.5pt"/>
    </style:style>
    <style:style style:name="T4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8" style:family="text"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T9" style:family="text">
      <style:text-properties style:font-name="Times New Roman" fo:font-size="18pt" fo:font-weight="bold" style:font-name-asian="Times New Roman1" style:font-size-asian="18pt" style:language-asian="zh" style:country-asian="CN" style:font-weight-asian="bold" style:font-name-complex="Times New Roman1" style:font-size-complex="18pt" style:language-complex="hi" style:country-complex="IN" style:font-weight-complex="bold"/>
    </style:style>
    <style:style style:name="T10" style:family="text">
      <style:text-properties style:use-window-font-color="true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12" style:family="text">
      <style:text-properties style:font-name="Arial" fo:font-size="12pt" fo:language="en" fo:country="US" officeooo:rsid="001cb0b1" style:font-name-asian="Times New Roman1" style:font-size-asian="12pt" style:font-size-complex="12pt"/>
    </style:style>
    <style:style style:name="T13" style:family="text">
      <style:text-properties style:font-name="Arial" fo:font-size="12pt" fo:language="en" fo:country="US" officeooo:rsid="001ded43" style:font-name-asian="Times New Roman1" style:font-size-asian="12pt" style:font-size-complex="12pt"/>
    </style:style>
    <style:style style:name="T14" style:family="text">
      <style:text-properties style:font-name="Arial" fo:font-size="12pt" fo:language="en" fo:country="US" officeooo:rsid="001eae29" style:font-name-asian="Times New Roman1" style:font-size-asian="12pt" style:font-size-complex="12pt"/>
    </style:style>
    <style:style style:name="T15" style:family="text">
      <style:text-properties style:font-name="Arial" fo:font-size="12pt" fo:language="en" fo:country="US" officeooo:rsid="00207ce5" style:font-name-asian="Times New Roman1" style:font-size-asian="12pt" style:font-size-complex="12pt"/>
    </style:style>
    <style:style style:name="T16" style:family="text">
      <style:text-properties style:font-name="Arial" fo:font-size="12pt" fo:language="en" fo:country="US" officeooo:rsid="001ded43" style:font-name-asian="Times New Roman1" style:font-size-asian="12pt" style:language-asian="ru" style:country-asian="RU" style:font-name-complex="Arial1" style:font-size-complex="12pt"/>
    </style:style>
    <style:style style:name="T17" style:family="text">
      <style:text-properties style:font-name="Arial" fo:font-size="12pt" fo:language="en" fo:country="US" officeooo:rsid="001eae29" style:font-name-asian="Times New Roman1" style:font-size-asian="12pt" style:language-asian="ru" style:country-asian="RU" style:font-name-complex="Arial1" style:font-size-complex="12pt"/>
    </style:style>
    <style:style style:name="T18" style:family="text">
      <style:text-properties style:font-name="Arial" fo:font-size="12pt" fo:language="en" fo:country="US" officeooo:rsid="00207ce5" style:font-name-asian="Times New Roman1" style:font-size-asian="12pt" style:language-asian="ru" style:country-asian="RU" style:font-name-complex="Arial1" style:font-size-complex="12pt"/>
    </style:style>
    <style:style style:name="T19" style:family="text">
      <style:text-properties style:font-name="Arial" fo:font-size="12pt" style:font-name-asian="Times New Roman1" style:font-size-asian="12pt" style:font-size-complex="12pt"/>
    </style:style>
    <style:style style:name="T20" style:family="text">
      <style:text-properties officeooo:rsid="001eae29"/>
    </style:style>
    <style:style style:name="T21" style:family="text">
      <style:text-properties officeooo:rsid="00207c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page1"/><text:span text:style-name="T1">Министерство образования Республики Беларусь Учреждение образования «Белорусский государственный университет информатики и радиоэлектроники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24"><text:span text:style-name="T1">ОТЧЕТ</text:span></text:p>
      <text:p text:style-name="P10"/>
      <text:p text:style-name="P25"><text:span text:style-name="T1">Лабораторная работа №4</text:span></text:p>
      <text:p text:style-name="P26"><text:span text:style-name="T1">по теме </text:span><text:span text:style-name="T2">№5 «Интернет площадка услуг по заказу такси у различных владельцев (не Uber)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27"><text:span text:style-name="T1">Выполнил:</text:span></text:p>
      <text:p text:style-name="P28"><text:span text:style-name="T1">Василюк В.И.</text:span></text:p>
      <text:p text:style-name="P27"><text:span text:style-name="T1">гр.753502</text:span></text:p>
      <text:p text:style-name="P12"/>
      <text:p text:style-name="P17"><text:span text:style-name="T1">Проверил:</text:span></text:p>
      <text:p text:style-name="P17"><text:span text:style-name="T1">Алексеев И.Г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4"><text:span text:style-name="T3">Минск </text:span></text:p>
      <text:p text:style-name="P24"><text:span text:style-name="T3">БГУИР 2020</text:span></text:p>
      <text:p text:style-name="Standard"/>
      <text:p text:style-name="P18"><text:soft-page-break/><text:span text:style-name="T4">SQL</text:span><text:span text:style-name="T5"> Запросы</text:span></text:p>
      <text:list xml:id="list1374693515" text:style-name="WWNum1">
        <text:list-item>
          <text:h text:style-name="P34" text:outline-level="1"><text:span text:style-name="T10">Триггеры и процедуры для работы с backup копиями</text:span></text:h>
        </text:list-item>
      </text:list>
      <text:list xml:id="list1163753100" text:style-name="WWNum3">
        <text:list-item>
          <text:p text:style-name="P3"><text:span text:style-name="T7">Создаём процедуру для сохранения даных в таблицу с </text:span><text:span text:style-name="T8">backup</text:span><text:span text:style-name="T7"> копиями</text:span></text:p>
        </text:list-item>
      </text:list>
      <text:p text:style-name="P4"/>
      <text:p text:style-name="P5"><text:span text:style-name="T11">DELIMITER //</text:span></text:p>
      <text:p text:style-name="P5"><text:span text:style-name="T11">CREATE PROCEDURE save_backup_user(IN _login VARCHAR(45), IN _operation_type enum('</text:span><text:span text:style-name="T16">UPDATE</text:span><text:span text:style-name="T11">','</text:span><text:span text:style-name="T16">DELETE</text:span><text:span text:style-name="T11">'))</text:span></text:p>
      <text:p text:style-name="P5"><text:span text:style-name="T11">BEGIN<text:tab/></text:span></text:p>
      <text:p text:style-name="P5"><text:span text:style-name="T11"><text:tab/>INSERT INTO </text:span><text:span text:style-name="T16">sql_taxi</text:span><text:span text:style-name="T11">.users_backup</text:span></text:p>
      <text:p text:style-name="P5"><text:span text:style-name="T11"><text:tab/>(operation_type, user_id, change_date, login, </text:span><text:span text:style-name="T16">pwd_hash</text:span><text:span text:style-name="T11">, role, status, block_begin, block_end, registration_date, id_name, id_</text:span><text:span text:style-name="T13">sur</text:span><text:span text:style-name="T11">name, id_</text:span><text:span text:style-name="T13">middle</text:span><text:span text:style-name="T11">name, id_</text:span><text:span text:style-name="T13">passport</text:span><text:span text:style-name="T11">)</text:span></text:p>
      <text:p text:style-name="P5"><text:span text:style-name="T11"><text:tab/>SELECT _operation_type, id, NOW(), login, </text:span><text:span text:style-name="T16">pwd_hash</text:span><text:span text:style-name="T11">, role, status, block_begin, block_end, <text:tab/>registration_date, id_name, id_</text:span><text:span text:style-name="T13">sur</text:span><text:span text:style-name="T11">name, id_</text:span><text:span text:style-name="T13">middle</text:span><text:span text:style-name="T11">name, id_</text:span><text:span text:style-name="T13">passport</text:span></text:p>
      <text:p text:style-name="P7"><text:span text:style-name="T11">FROM users WHERE login = _login FOR UPDATE; <text:s text:c="3"/></text:span></text:p>
      <text:p text:style-name="P5"><text:span text:style-name="T19">END//</text:span></text:p>
      <text:p text:style-name="P6"/>
      <text:list xml:id="list133350432344958" text:continue-numbering="true" text:style-name="WWNum3">
        <text:list-item>
          <text:p text:style-name="P3"><text:span text:style-name="T7">Создаём триггер для создания </text:span><text:span text:style-name="T8">backup</text:span><text:span text:style-name="T7"> для операции типа `</text:span><text:span text:style-name="T8">update</text:span><text:span text:style-name="T7">`</text:span></text:p>
        </text:list-item>
      </text:list>
      <text:p text:style-name="P4"/>
      <text:p text:style-name="P5"><text:span text:style-name="T11">DELIMITER //</text:span></text:p>
      <text:p text:style-name="P5"><text:span text:style-name="T11">CREATE TRIGGER user_backup_update BEFORE UPDATE</text:span></text:p>
      <text:p text:style-name="P5"><text:span text:style-name="T11">ON </text:span><text:span text:style-name="T16">Person</text:span><text:span text:style-name="T11"> FOR EACH ROW</text:span></text:p>
      <text:p text:style-name="P5"><text:span text:style-name="T11">BEGIN</text:span></text:p>
      <text:p text:style-name="P5"><text:span text:style-name="T11"><text:tab/>IF @disable_backup_trigger IS NULL OR @disable_backup_trigger = 0 THEN</text:span></text:p>
      <text:p text:style-name="P5"><text:span text:style-name="T11"><text:tab/>CALL save_backup_user(OLD.login, '</text:span><text:span text:style-name="T16">UPDATE</text:span><text:span text:style-name="T11">');</text:span></text:p>
      <text:p text:style-name="P5"><text:span text:style-name="T11"><text:tab/></text:span><text:span text:style-name="T19">END IF;</text:span></text:p>
      <text:p text:style-name="P5"><text:span text:style-name="T19">END//</text:span></text:p>
      <text:p text:style-name="P6"/>
      <text:list xml:id="list133349681091217" text:continue-numbering="true" text:style-name="WWNum3">
        <text:list-item>
          <text:p text:style-name="P3"><text:span text:style-name="T7">Создаём триггер для создания </text:span><text:span text:style-name="T8">backup</text:span><text:span text:style-name="T7"> для операции типа `</text:span><text:span text:style-name="T8">delete</text:span><text:span text:style-name="T7">`</text:span></text:p>
        </text:list-item>
      </text:list>
      <text:p text:style-name="P4"/>
      <text:p text:style-name="P16"><text:span text:style-name="T11">DELIMITER //</text:span></text:p>
      <text:p text:style-name="P16"><text:span text:style-name="T11">CREATE TRIGGER user_backup_delete BEFORE DELETE</text:span></text:p>
      <text:p text:style-name="P16"><text:span text:style-name="T11">ON </text:span><text:span text:style-name="T16">Person</text:span><text:span text:style-name="T11"> FOR EACH ROW</text:span></text:p>
      <text:p text:style-name="P16"><text:span text:style-name="T11">BEGIN</text:span></text:p>
      <text:p text:style-name="P16"><text:span text:style-name="T11"><text:tab/>IF @disable_backup_trigger IS NULL OR @disable_backup_trigger = 0 THEN</text:span></text:p>
      <text:p text:style-name="P16"><text:span text:style-name="T11"><text:tab/>CALL save_backup_user(OLD.login, '</text:span><text:span text:style-name="T16">DELETE</text:span><text:span text:style-name="T11">');</text:span></text:p>
      <text:p text:style-name="P16"><text:span text:style-name="T11"><text:tab/></text:span><text:span text:style-name="T19">END IF;</text:span></text:p>
      <text:p text:style-name="P16"><text:span text:style-name="T19">END//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3351471850720" text:continue-numbering="true" text:style-name="WWNum3">
        <text:list-item>
          <text:p text:style-name="P3"><text:soft-page-break/><text:span text:style-name="T7">Процедура для определения типа последней операции из таблицы </text:span><text:span text:style-name="T8">backup</text:span><text:span text:style-name="T7"> и отмены этой операции</text:span></text:p>
        </text:list-item>
      </text:list>
      <text:p text:style-name="P4"/>
      <text:p text:style-name="P16"><text:span text:style-name="T11">DELIMITER //</text:span></text:p>
      <text:p text:style-name="P16"><text:span text:style-name="T11">CREATE PROCEDURE undo_user_backup_procedure()</text:span></text:p>
      <text:p text:style-name="P16"><text:span text:style-name="T11">BEGIN<text:tab/></text:span></text:p>
      <text:p text:style-name="P16"><text:span text:style-name="T11"><text:tab/>DECLARE backup_id smallint;<text:tab/></text:span></text:p>
      <text:p text:style-name="P16"><text:span text:style-name="T11"><text:tab/>DECLARE backup_type VARCHAR(20); </text:span></text:p>
      <text:p text:style-name="P16"><text:span text:style-name="T11"><text:s text:c="4"/>START TRANSACTION;</text:span></text:p>
      <text:p text:style-name="P16"><text:span text:style-name="T11"><text:s text:c="4"/>SET @disable_backup_trigger = 1;</text:span></text:p>
      <text:p text:style-name="P16"><text:span text:style-name="T11"><text:s text:c="4"/>SELECT id, operation_type INTO backup_id, backup_type FROM users_backup ORDER BY change_date DESC limit 1; <text:s text:c="5"/></text:span></text:p>
      <text:p text:style-name="P16"><text:span text:style-name="T11"><text:tab/>IF backup_type = '</text:span><text:span text:style-name="T16">UPDATE</text:span><text:span text:style-name="T11">' THEN </text:span></text:p>
      <text:p text:style-name="P16"><text:span text:style-name="T11"><text:tab/><text:tab/>UPDATE </text:span><text:span text:style-name="T16">Person</text:span></text:p>
      <text:p text:style-name="P16"><text:span text:style-name="T11"><text:tab/><text:tab/>INNER JOIN users_backup</text:span></text:p>
      <text:p text:style-name="P16"><text:span text:style-name="T11"><text:tab/><text:tab/>ON </text:span><text:span text:style-name="T16">Person</text:span><text:span text:style-name="T11">.id = users_backup.user_id</text:span></text:p>
      <text:p text:style-name="P16"><text:span text:style-name="T11"><text:tab/><text:tab/>SET </text:span><text:span text:style-name="T16">Person</text:span><text:span text:style-name="T11">.</text:span><text:span text:style-name="T16">pwd_hash</text:span><text:span text:style-name="T11"> = users_backup.</text:span><text:span text:style-name="T16">pwd_hash, Person</text:span><text:span text:style-name="T11">.role = users_backup.role,</text:span></text:p>
      <text:p text:style-name="P19"><text:span text:style-name="T11"><text:tab/><text:tab/>users.status = users_backup.status, users.block_begin = users_backup.block_begin, <text:tab/><text:tab/></text:span><text:span text:style-name="T16">Person</text:span><text:span text:style-name="T11">.block_end = users_backup.block_end, </text:span></text:p>
      <text:p text:style-name="P19"><text:span text:style-name="T13"><text:tab/><text:tab/>Person</text:span><text:span text:style-name="T11">.id_name = users_backup.id_name, </text:span><text:span text:style-name="T16">Person</text:span><text:span text:style-name="T11">.id_</text:span><text:span text:style-name="T13">sur</text:span><text:span text:style-name="T11">name = <text:tab/><text:tab/><text:tab/><text:tab/><text:tab/>users_backup.id_</text:span><text:span text:style-name="T13">sur</text:span><text:span text:style-name="T11">name, </text:span></text:p>
      <text:p text:style-name="P19"><text:span text:style-name="T13"><text:tab/><text:tab/>Person</text:span><text:span text:style-name="T11">.id_</text:span><text:span text:style-name="T13">middle</text:span><text:span text:style-name="T11">name = users_backup.id_</text:span><text:span text:style-name="T13">middle</text:span><text:span text:style-name="T11">name,</text:span></text:p>
      <text:p text:style-name="P16"><text:span text:style-name="T11"><text:tab/><text:tab/></text:span><text:span text:style-name="T16">Person</text:span><text:span text:style-name="T11">.id_</text:span><text:span text:style-name="T13">passport</text:span><text:span text:style-name="T11"> = users_backup.id_</text:span><text:span text:style-name="T13">passport</text:span></text:p>
      <text:p text:style-name="P16"><text:span text:style-name="T11"><text:tab/><text:tab/>WHERE users_backup.id = backup_id;</text:span></text:p>
      <text:p text:style-name="P16"><text:span text:style-name="T11"><text:tab/>ELSE </text:span></text:p>
      <text:p text:style-name="P16"><text:span text:style-name="T11"><text:tab/><text:tab/>INSERT INTO </text:span><text:span text:style-name="T16">sql_taxi</text:span><text:span text:style-name="T11">.</text:span><text:span text:style-name="T13">Person</text:span></text:p>
      <text:p text:style-name="P16"><text:span text:style-name="T11"><text:tab/><text:tab/>(id, login, </text:span><text:span text:style-name="T13">pwd_hash</text:span><text:span text:style-name="T11">, role, status, block_begin, block_end, </text:span></text:p>
      <text:p text:style-name="P16"><text:span text:style-name="T11"><text:tab/><text:tab/>registration_date, id_name, id_</text:span><text:span text:style-name="T13">sur</text:span><text:span text:style-name="T11">name, id_</text:span><text:span text:style-name="T13">middle</text:span><text:span text:style-name="T11">name, id_</text:span><text:span text:style-name="T13">passport</text:span><text:span text:style-name="T11">)</text:span></text:p>
      <text:p text:style-name="P16"><text:span text:style-name="T11"><text:tab/><text:tab/>SELECT user_id, login, </text:span><text:span text:style-name="T16">pwd_hash</text:span><text:span text:style-name="T11">, role, status, block_begin, block_end, </text:span></text:p>
      <text:p text:style-name="P16"><text:span text:style-name="T11"><text:tab/><text:tab/>registration_date, id_name, id_</text:span><text:span text:style-name="T13">sur</text:span><text:span text:style-name="T11">name, id_</text:span><text:span text:style-name="T13">middle</text:span><text:span text:style-name="T11">name, id_</text:span><text:span text:style-name="T13">passport</text:span><text:span text:style-name="T11"> FROM <text:tab/><text:tab/><text:tab/>users_backup WHERE id = backup_id; </text:span></text:p>
      <text:p text:style-name="P16"><text:span text:style-name="T11"><text:tab/>END IF; <text:s text:c="7"/></text:span></text:p>
      <text:p text:style-name="P16"><text:span text:style-name="T11"><text:s text:c="4"/>DELETE FROM users_backup WHERE id = backup_id;</text:span></text:p>
      <text:p text:style-name="P16"><text:span text:style-name="T11"><text:s text:c="4"/>SET @disable_backup_trigger = 0;</text:span></text:p>
      <text:p text:style-name="P16"><text:span text:style-name="T11"><text:s text:c="4"/>COMMIT;</text:span></text:p>
      <text:p text:style-name="P16"><text:span text:style-name="T11">END//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33349850122346" text:continue-list="list1374693515" text:style-name="WWNum1">
        <text:list-item>
          <text:h text:style-name="P2" text:outline-level="1"><text:soft-page-break/><text:span text:style-name="T9">Процедуры для управления пользователями</text:span></text:h>
        </text:list-item>
      </text:list>
      <text:h text:style-name="P1" text:outline-level="1"/>
      <text:list xml:id="list133351358108329" text:continue-list="list133351471850720" text:style-name="WWNum3">
        <text:list-item>
          <text:p text:style-name="P3"><text:span text:style-name="T7"><text:s/>Создание пользователя</text:span></text:p>
        </text:list-item>
      </text:list>
      <text:p text:style-name="P15"/>
      <text:p text:style-name="P16"><text:span text:style-name="T11">DELIMITER //</text:span></text:p>
      <text:p text:style-name="P16"><text:span text:style-name="T11">CREATE PROCEDURE insert_user(IN _n1 VARCHAR(64), IN _n2 VARCHAR(64), IN _n3 VARCHAR(64), IN _log VARCHAR(45), IN _pass VARCHAR(128), IN _r VARCHAR(20))</text:span></text:p>
      <text:p text:style-name="P16"><text:span text:style-name="T11">BEGIN<text:tab/></text:span></text:p>
      <text:p text:style-name="P16"><text:span text:style-name="T11"><text:tab/>START TRANSACTION;</text:span></text:p>
      <text:p text:style-name="P16"><text:span text:style-name="T11"><text:tab/>INSERT IGNORE INTO </text:span><text:span text:style-name="T17">Name</text:span><text:span text:style-name="T11">(name) VALUES (_n1);<text:tab/></text:span></text:p>
      <text:p text:style-name="P16"><text:span text:style-name="T11"><text:tab/>INSERT IGNORE INTO </text:span><text:span text:style-name="T14">Surname</text:span><text:span text:style-name="T11">(</text:span><text:span text:style-name="T14">sur</text:span><text:span text:style-name="T11">name) VALUES (_n2);<text:tab/></text:span></text:p>
      <text:p text:style-name="P16"><text:span text:style-name="T11"><text:tab/>INSERT IGNORE INTO </text:span><text:span text:style-name="T17">Middlename</text:span><text:span text:style-name="T11">(</text:span><text:span text:style-name="T14">middle</text:span><text:span text:style-name="T11">name) VALUES (_n3);</text:span></text:p>
      <text:p text:style-name="P16"><text:span text:style-name="T11"><text:tab/><text:tab/></text:span><text:bookmark text:name="_GoBack"/></text:p>
      <text:p text:style-name="P16"><text:span text:style-name="T11"><text:tab/>INSERT INTO </text:span><text:span text:style-name="T17">Person</text:span><text:span text:style-name="T11">(login, </text:span><text:span text:style-name="T17">pwd_hash</text:span><text:span text:style-name="T11">, role, status, registration_date, id_name, <text:tab/>id_</text:span><text:span text:style-name="T14">sur</text:span><text:span text:style-name="T11">name, id_</text:span><text:span text:style-name="T14">middle</text:span><text:span text:style-name="T11">name)</text:span></text:p>
      <text:p text:style-name="P16"><text:span text:style-name="T11"><text:tab/>VALUES (_log, _pass, _r, 'Active', NOW(),</text:span></text:p>
      <text:p text:style-name="P16"><text:span text:style-name="T11"><text:tab/>(SELECT id FROM </text:span><text:span text:style-name="T17">Name</text:span><text:span text:style-name="T11"> WHERE name=_n1),</text:span></text:p>
      <text:p text:style-name="P16"><text:span text:style-name="T11"><text:tab/>(SELECT id FROM </text:span><text:span text:style-name="T14">Surname</text:span><text:span text:style-name="T11"> WHERE </text:span><text:span text:style-name="T14">sur</text:span><text:span text:style-name="T11">name=_n2),</text:span></text:p>
      <text:p text:style-name="P16"><text:span text:style-name="T11"><text:tab/>(SELECT id FROM </text:span><text:span text:style-name="T14">Middlename</text:span><text:span text:style-name="T11"> WHERE </text:span><text:span text:style-name="T14">middle</text:span><text:span text:style-name="T11">name=_n3));<text:tab/></text:span></text:p>
      <text:p text:style-name="P16"><text:span text:style-name="T11"><text:tab/>SELECT NOW()</text:span></text:p>
      <text:p text:style-name="P16"><text:span text:style-name="T11"><text:tab/>COMMIT;</text:span></text:p>
      <text:p text:style-name="P16"><text:span text:style-name="T11">END//</text:span></text:p>
      <text:p text:style-name="P22"/>
      <text:list xml:id="list133350802147448" text:continue-numbering="true" text:style-name="WWNum3">
        <text:list-item>
          <text:p text:style-name="P3"><text:span text:style-name="T7">Авторизация пользователя</text:span></text:p>
        </text:list-item>
      </text:list>
      <text:p text:style-name="P15"/>
      <text:p text:style-name="P16"><text:span text:style-name="T11">DELIMITER //</text:span></text:p>
      <text:p text:style-name="P16"><text:span text:style-name="T11">CREATE PROCEDURE login_user(IN _log VARCHAR(50), IN _pass VARCHAR(50))</text:span></text:p>
      <text:p text:style-name="P16"><text:span text:style-name="T11">BEGIN</text:span></text:p>
      <text:p text:style-name="P29"><text:span text:style-name="T11">DECLARE user_id smallint;<text:tab/></text:span></text:p>
      <text:p text:style-name="P29"><text:span text:style-name="T11">DECLARE _status VARCHAR(20);<text:tab/></text:span></text:p>
      <text:p text:style-name="P29"><text:span text:style-name="T11">SELECT id INTO user_id FROM </text:span><text:span text:style-name="T18">Person</text:span><text:span text:style-name="T11"> WHERE login = _log AND </text:span><text:span text:style-name="T18">pwd_hash</text:span><text:span text:style-name="T11"> = _pass;</text:span></text:p>
      <text:p text:style-name="P29"><text:span text:style-name="T11">SELECT user_id;</text:span></text:p>
      <text:p text:style-name="P29"><text:span text:style-name="T11">IF user_id &gt; 0 THEN</text:span></text:p>
      <text:p text:style-name="P30"><text:span text:style-name="T11">SELECT status INTO _status FROM </text:span><text:span text:style-name="T18">Person</text:span><text:span text:style-name="T11"> WHERE id = user_id;</text:span></text:p>
      <text:p text:style-name="P30"><text:span text:style-name="T11">IF _status = "Active" THEN</text:span></text:p>
      <text:p text:style-name="P31"><text:span text:style-name="T11">SELECT * FROM </text:span><text:span text:style-name="T18">Person</text:span><text:span text:style-name="T11"> WHERE id = user_id;</text:span></text:p>
      <text:p text:style-name="P30"><text:span text:style-name="T11">ELSE</text:span></text:p>
      <text:p text:style-name="P31"><text:span text:style-name="T11">SELECT "User is blocked";</text:span></text:p>
      <text:p text:style-name="P30"><text:span text:style-name="T11">END IF;</text:span></text:p>
      <text:p text:style-name="P29"><text:span text:style-name="T11">ELSE</text:span></text:p>
      <text:p text:style-name="P32"><text:span text:style-name="T11">SELECT "Wrong login or pass";</text:span></text:p>
      <text:p text:style-name="P29"><text:span text:style-name="T11">END IF; <text:s text:c="9"/></text:span></text:p>
      <text:p text:style-name="P16"><text:span text:style-name="T11">END//</text:span></text:p>
      <text:p text:style-name="P22"/>
      <text:list xml:id="list133350379874953" text:continue-numbering="true" text:style-name="WWNum3">
        <text:list-item>
          <text:p text:style-name="P3"><text:span text:style-name="T7">Удаление пользователя</text:span></text:p>
        </text:list-item>
      </text:list>
      <text:p text:style-name="P15"/>
      <text:p text:style-name="P16"><text:span text:style-name="T11">DELIMITER //</text:span></text:p>
      <text:p text:style-name="P16"><text:span text:style-name="T11">CREATE PROCEDURE delete_user(IN _log VARCHAR(45))</text:span></text:p>
      <text:p text:style-name="P16"><text:span text:style-name="T11">BEGIN</text:span></text:p>
      <text:p text:style-name="P16"><text:span text:style-name="T11"><text:tab/>DELETE FROM </text:span><text:span text:style-name="T18">Person</text:span><text:span text:style-name="T11"> WHERE login=_log;</text:span></text:p>
      <text:p text:style-name="P16"><text:span text:style-name="T11">END//</text:span></text:p>
      <text:p text:style-name="P16"><text:span text:style-name="T12"/></text:p>
      <text:p text:style-name="P16"><text:span text:style-name="T12"/></text:p>
      <text:list xml:id="list133350095693435" text:continue-numbering="true" text:style-name="WWNum3">
        <text:list-item>
          <text:p text:style-name="P3"><text:soft-page-break/><text:span text:style-name="T7">Поиск пользователя по различны критериям</text:span></text:p>
        </text:list-item>
      </text:list>
      <text:p text:style-name="P15"/>
      <text:p text:style-name="P16"><text:span text:style-name="T11">DELIMITER //</text:span></text:p>
      <text:p text:style-name="P16"><text:span text:style-name="T11">CREATE PROCEDURE search_user(IN _n1 VARCHAR(64), IN _n2 VARCHAR(64), IN _n3 VARCHAR(64), IN _r VARCHAR(20), IN _s VARCHAR(20))</text:span></text:p>
      <text:p text:style-name="P16"><text:span text:style-name="T11">BEGIN</text:span></text:p>
      <text:p text:style-name="P33"><text:span text:style-name="T11">SELECT </text:span><text:span text:style-name="T17">Person</text:span><text:span text:style-name="T11">.id, login, status, role, block_begin, block_end, registration_date,</text:span></text:p>
      <text:p text:style-name="P16"><text:span text:style-name="T11"><text:tab/>name, </text:span><text:span text:style-name="T14">sur</text:span><text:span text:style-name="T11">name, </text:span><text:span text:style-name="T14">middle</text:span><text:span text:style-name="T11">name id_p</text:span><text:span text:style-name="T17">assport</text:span><text:span text:style-name="T11"> FROM </text:span><text:span text:style-name="T17">Person</text:span><text:span text:style-name="T11"> </text:span></text:p>
      <text:p text:style-name="P16"><text:span text:style-name="T11"><text:tab/>INNER JOIN </text:span><text:span text:style-name="T18">Name</text:span><text:span text:style-name="T11"> ON </text:span><text:span text:style-name="T18">Person</text:span><text:span text:style-name="T11">.id_name = </text:span><text:span text:style-name="T18">Name</text:span><text:span text:style-name="T11">.id </text:span></text:p>
      <text:p text:style-name="P16"><text:span text:style-name="T11"><text:tab/>INNER JOIN </text:span><text:span text:style-name="T18">Surname</text:span><text:span text:style-name="T11"> ON </text:span><text:span text:style-name="T18">Person</text:span><text:span text:style-name="T11">.id_</text:span><text:span text:style-name="T15">sur</text:span><text:span text:style-name="T11">name = </text:span><text:span text:style-name="T18">Surname</text:span><text:span text:style-name="T11">.id </text:span></text:p>
      <text:p text:style-name="P20"><text:span text:style-name="T11"><text:tab/>INNER JOIN </text:span><text:span text:style-name="T18">Middlename</text:span><text:span text:style-name="T11"> ON </text:span><text:span text:style-name="T18">Person</text:span><text:span text:style-name="T11">.id_</text:span><text:span text:style-name="T15">middle</text:span><text:span text:style-name="T11">name = </text:span><text:span text:style-name="T18">Middlename</text:span><text:span text:style-name="T11">.id </text:span></text:p>
      <text:p text:style-name="P16"><text:span text:style-name="T11"><text:tab/>WHERE </text:span></text:p>
      <text:p text:style-name="P16"><text:span text:style-name="T11"><text:tab/>(</text:span><text:span text:style-name="T18">name</text:span><text:span text:style-name="T11"> LIKE CONCAT('%', _n1, '%')) AND </text:span></text:p>
      <text:p text:style-name="P16"><text:span text:style-name="T11"><text:tab/>(</text:span><text:span text:style-name="T18">surname</text:span><text:span text:style-name="T11"> LIKE CONCAT('%', _n2, '%')) AND </text:span></text:p>
      <text:p text:style-name="P16"><text:span text:style-name="T11"><text:tab/>(</text:span><text:span text:style-name="T18">middlename</text:span><text:span text:style-name="T11"> LIKE CONCAT('%', _n3, '%')) AND </text:span></text:p>
      <text:p text:style-name="P16"><text:span text:style-name="T11"><text:tab/>(role LIKE CONCAT('%', _r, '%')) AND </text:span></text:p>
      <text:p text:style-name="P16"><text:span text:style-name="T11"><text:tab/>(status LIKE CONCAT('%', _s, '%'));</text:span></text:p>
      <text:p text:style-name="P16"><text:span text:style-name="T11">END//</text:span></text:p>
      <text:p text:style-name="P22"/>
      <text:p text:style-name="P22"/>
      <text:list xml:id="list133350848869019" text:continue-numbering="true" text:style-name="WWNum3">
        <text:list-item>
          <text:p text:style-name="P3"><text:span text:style-name="T7"><text:s/>Блокировка</text:span><text:span text:style-name="T8"> </text:span><text:span text:style-name="T7">и разблокировка пользователя</text:span></text:p>
        </text:list-item>
      </text:list>
      <text:p text:style-name="P15"/>
      <text:p text:style-name="P16"><text:span text:style-name="T11">DELIMITER //</text:span></text:p>
      <text:p text:style-name="Standard"><text:span text:style-name="T11">CREATE PROCEDURE set_blocked(IN _s CHAR(10), IN _log CHAR(50), IN _start DATETIME, IN _end DATETIME)</text:span></text:p>
      <text:p text:style-name="Standard"><text:span text:style-name="T11">BEGIN</text:span></text:p>
      <text:p text:style-name="Standard"><text:span text:style-name="T11"><text:tab/>UPDATE users SET</text:span></text:p>
      <text:p text:style-name="Standard"><text:span text:style-name="T11"><text:tab/>block_begin = _start, block_end = _end, status = _s</text:span></text:p>
      <text:p text:style-name="Standard"><text:span text:style-name="T11"><text:tab/>WHERE login = _log; <text:s text:c="6"/></text:span></text:p>
      <text:p text:style-name="Standard"><text:span text:style-name="T11"><text:s/>END//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use-window-font-color="tru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2pt" fo:font-weight="normal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10</meta:editing-cycles>
    <meta:creation-date>2020-04-11T18:54:00</meta:creation-date>
    <dc:date>2020-05-28T13:33:44.352116765</dc:date>
    <meta:editing-duration>PT3H2M50S</meta:editing-duration>
    <meta:generator>LibreOffice/6.3.3.2$Linux_X86_64 LibreOffice_project/30$Build-2</meta:generator>
    <meta:document-statistic meta:table-count="0" meta:image-count="0" meta:object-count="0" meta:page-count="5" meta:paragraph-count="137" meta:word-count="649" meta:character-count="5213" meta:non-whitespace-character-count="4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